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3.695cm" presentation:class="title" presentation:user-transformed="true">
          <draw:text-box>
            <text:p text:style-name="P1"><text:span text:style-name="T1">Fies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Lo que se canta en el cielo</text:span><text:span text:style-name="T2"><text:line-break/></text:span><text:span text:style-name="T2">Cantamos en la tierra</text:span><text:span text:style-name="T2"><text:line-break/></text:span><text:span text:style-name="T2">Al que se adora en el cielo</text:span><text:span text:style-name="T2"><text:line-break/></text:span><text:span text:style-name="T2">Adoramos en la tierr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Al Santo, digno</text:span><text:span text:style-name="T2"><text:line-break/></text:span><text:span text:style-name="T2">Al Cordero que vive para siemp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Hacemos fiesta</text:span><text:span text:style-name="T2"><text:line-break/></text:span><text:span text:style-name="T2">Hoy hacemos una fiesta</text:span><text:span text:style-name="T2"><text:line-break/></text:span><text:span text:style-name="T2">Unidos hoy danzamos</text:span><text:span text:style-name="T2"><text:line-break/></text:span><text:span text:style-name="T2">Con gozo celebram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Fiesta</text:span><text:span text:style-name="T2"><text:line-break/></text:span><text:span text:style-name="T2">Hoy hacemos una fiesta</text:span><text:span text:style-name="T2"><text:line-break/></text:span><text:span text:style-name="T2">En la tierra cantamos</text:span><text:span text:style-name="T2"><text:line-break/></text:span><text:span text:style-name="T2">Juntos gritam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Hacemos fiesta</text:span><text:span text:style-name="T2"><text:line-break/></text:span><text:span text:style-name="T2">Hacemos fiesta</text:span><text:span text:style-name="T2"><text:line-break/></text:span><text:span text:style-name="T2">Hacemos fiesta</text:span><text:span text:style-name="T2"><text:line-break/></text:span><text:span text:style-name="T2">Hacemos fiesta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3">//Fiesta Fiesta</text:span><text:span text:style-name="T3"><text:line-break/></text:span><text:span text:style-name="T3">Fiesta Fiesta</text:span><text:span text:style-name="T3"><text:line-break/></text:span><text:span text:style-name="T3">Fiesta Fiesta</text:span><text:span text:style-name="T3"><text:line-break/></text:span><text:span text:style-name="T3">Fiesta </text:span><text:span text:style-name="T2">Fiesta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26T10:30:25.663000000</meta:creation-date>
    <dc:date>2023-02-26T11:29:36.504000000</dc:date>
    <meta:editing-duration>PT29M9S</meta:editing-duration>
    <meta:editing-cycles>1</meta:editing-cycles>
    <meta:document-statistic meta:object-count="42"/>
    <meta:generator>Real_Office/6.2.3.2$Windows_x86 LibreOffice_project/b40a93cffb3080b9876e40c60e03703e9bd35612</meta:generator>
  </office:meta>
</office:document-meta>
</file>